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f6" officeooo:paragraph-rsid="00142bf6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42bf6" officeooo:paragraph-rsid="00142bf6" style:font-size-asian="24pt" style:font-weight-asian="bold" style:font-size-complex="24pt" style:font-weight-complex="bold"/>
    </style:style>
    <style:style style:name="P3" style:family="paragraph" style:parent-style-name="Text_20_body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2815d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>
          <style:tab-stop style:position="0.75in"/>
        </style:tab-stops>
      </style:paragraph-properties>
      <style:text-properties officeooo:paragraph-rsid="001e9204"/>
    </style:style>
    <style:style style:name="P5" style:family="paragraph" style:parent-style-name="Text_20_body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officeooo:paragraph-rsid="005618d8"/>
    </style:style>
    <style:style style:name="P6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24152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ca8c3" officeooo:paragraph-rsid="002b8a5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>
        <style:tab-stops>
          <style:tab-stop style:position="0.25in"/>
        </style:tab-stops>
      </style:paragraph-properties>
      <style:text-properties officeooo:paragraph-rsid="00161cb3"/>
    </style:style>
    <style:style style:name="P11" style:family="paragraph" style:parent-style-name="Heading_20_1" style:master-page-name="">
      <style:paragraph-properties style:page-number="auto">
        <style:tab-stops>
          <style:tab-stop style:position="0.25in"/>
        </style:tab-stops>
      </style:paragraph-properties>
      <style:text-properties officeooo:paragraph-rsid="00241525"/>
    </style:style>
    <style:style style:name="P12" style:family="paragraph" style:parent-style-name="Heading_20_1">
      <style:paragraph-properties>
        <style:tab-stops>
          <style:tab-stop style:position="0.25in"/>
        </style:tab-stops>
      </style:paragraph-properties>
      <style:text-properties officeooo:paragraph-rsid="002815db"/>
    </style:style>
    <style:style style:name="P13" style:family="paragraph" style:parent-style-name="Heading_20_1">
      <style:paragraph-properties>
        <style:tab-stops>
          <style:tab-stop style:position="0.25in"/>
        </style:tab-stops>
      </style:paragraph-properties>
      <style:text-properties fo:font-weight="normal" officeooo:paragraph-rsid="0026c78e" style:font-weight-asian="normal" style:font-weight-complex="normal"/>
    </style:style>
    <style:style style:name="P14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>
        <style:tab-stops/>
      </style:paragraph-properties>
      <style:text-properties fo:font-size="16pt" fo:font-style="italic" fo:font-weight="normal" officeooo:paragraph-rsid="003a1842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1d5033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1e9204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241525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27cfaa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56934f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17f69e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Heading_20_2" style:master-pag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16c2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officeooo:paragraph-rsid="003874f6"/>
    </style:style>
    <style:style style:name="P23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>
        <style:tab-stops/>
      </style:paragraph-properties>
      <style:text-properties officeooo:paragraph-rsid="002dee10"/>
    </style:style>
    <style:style style:name="P24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>
        <style:tab-stops/>
      </style:paragraph-properties>
      <style:text-properties officeooo:paragraph-rsid="005618d8"/>
    </style:style>
    <style:style style:name="P25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paragraph-rsid="003dfbd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f29d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470c3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70c3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4a2f0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a2f0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e1d3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dd18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4dd18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50308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524da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815db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b8a51" officeooo:paragraph-rsid="0050308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8f72" officeooo:paragraph-rsid="0052c91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ee10" officeooo:paragraph-rsid="0054c73d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ee10" officeooo:paragraph-rsid="005618d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rsid="0056934f" officeooo:paragraph-rsid="0056934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fo:font-weight="normal" officeooo:paragraph-rsid="003dfbdd" style:font-weight-asian="normal" style:font-weight-complex="normal"/>
    </style:style>
    <style:style style:name="P47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officeooo:paragraph-rsid="003f29db"/>
    </style:style>
    <style:style style:name="P48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244in"/>
        </style:tab-stops>
      </style:paragraph-properties>
      <style:text-properties fo:font-size="12pt" fo:font-style="normal" fo:font-weight="normal" officeooo:paragraph-rsid="003f29db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862in"/>
        </style:tab-stops>
      </style:paragraph-properties>
      <style:text-properties fo:font-size="12pt" fo:font-style="normal" fo:font-weight="normal" officeooo:paragraph-rsid="003f29d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Heading_20_4" style:master-pag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4a2f0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paragraph-rsid="004a2f0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5415" style:font-style-asian="italic" style:font-style-complex="italic"/>
    </style:style>
    <style:style style:name="T3" style:family="text">
      <style:text-properties fo:font-style="italic" officeooo:rsid="0017f69e" style:font-style-asian="italic" style:font-style-complex="italic"/>
    </style:style>
    <style:style style:name="T4" style:family="text">
      <style:text-properties fo:font-style="italic" officeooo:rsid="001d5033" style:font-style-asian="italic" style:font-style-complex="italic"/>
    </style:style>
    <style:style style:name="T5" style:family="text">
      <style:text-properties fo:font-style="italic" officeooo:rsid="001ecaac" style:font-style-asian="italic" style:font-style-complex="italic"/>
    </style:style>
    <style:style style:name="T6" style:family="text">
      <style:text-properties fo:font-style="italic" officeooo:rsid="001f53f5" style:font-style-asian="italic" style:font-style-complex="italic"/>
    </style:style>
    <style:style style:name="T7" style:family="text">
      <style:text-properties fo:font-style="italic" officeooo:rsid="0025690a" style:font-style-asian="italic" style:font-style-complex="italic"/>
    </style:style>
    <style:style style:name="T8" style:family="text">
      <style:text-properties fo:font-style="italic" officeooo:rsid="0026c78e" style:font-style-asian="italic" style:font-style-complex="italic"/>
    </style:style>
    <style:style style:name="T9" style:family="text">
      <style:text-properties fo:font-style="italic" officeooo:rsid="002815db" style:font-style-asian="italic" style:font-style-complex="italic"/>
    </style:style>
    <style:style style:name="T10" style:family="text">
      <style:text-properties fo:font-style="italic" officeooo:rsid="002b8a51" style:font-style-asian="italic" style:font-style-complex="italic"/>
    </style:style>
    <style:style style:name="T11" style:family="text">
      <style:text-properties fo:font-style="italic" officeooo:rsid="00241525" style:font-style-asian="italic" style:font-style-complex="italic"/>
    </style:style>
    <style:style style:name="T12" style:family="text">
      <style:text-properties fo:font-style="italic" officeooo:rsid="002ca8c3" style:font-style-asian="italic" style:font-style-complex="italic"/>
    </style:style>
    <style:style style:name="T13" style:family="text">
      <style:text-properties fo:font-style="italic" officeooo:rsid="00577632" style:font-style-asian="italic" style:font-style-complex="italic"/>
    </style:style>
    <style:style style:name="T14" style:family="text">
      <style:text-properties fo:font-style="italic" fo:font-weight="bold" officeooo:rsid="001ecaa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577632" style:font-style-asian="italic" style:font-weight-asian="bold" style:font-style-complex="italic" style:font-weight-complex="bold"/>
    </style:style>
    <style:style style:name="T16" style:family="text">
      <style:text-properties officeooo:rsid="00161cb3"/>
    </style:style>
    <style:style style:name="T17" style:family="text">
      <style:text-properties officeooo:rsid="0016541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b4d7" style:font-weight-asian="bold" style:font-weight-complex="bold"/>
    </style:style>
    <style:style style:name="T20" style:family="text">
      <style:text-properties fo:font-weight="bold" officeooo:rsid="00241525" style:font-weight-asian="bold" style:font-weight-complex="bold"/>
    </style:style>
    <style:style style:name="T21" style:family="text">
      <style:text-properties fo:font-weight="bold" officeooo:rsid="0026c78e" style:font-weight-asian="bold" style:font-weight-complex="bold"/>
    </style:style>
    <style:style style:name="T22" style:family="text">
      <style:text-properties fo:font-weight="bold" officeooo:rsid="002815db" style:font-weight-asian="bold" style:font-weight-complex="bold"/>
    </style:style>
    <style:style style:name="T23" style:family="text">
      <style:text-properties fo:font-size="12pt" fo:font-style="normal" fo:font-weight="normal" officeooo:rsid="002ca8c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2dee1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17f69e"/>
    </style:style>
    <style:style style:name="T26" style:family="text">
      <style:text-properties officeooo:rsid="001d5033"/>
    </style:style>
    <style:style style:name="T27" style:family="text">
      <style:text-properties officeooo:rsid="001e0a0c"/>
    </style:style>
    <style:style style:name="T28" style:family="text">
      <style:text-properties officeooo:rsid="001ecaac"/>
    </style:style>
    <style:style style:name="T29" style:family="text">
      <style:text-properties officeooo:rsid="001f53f5"/>
    </style:style>
    <style:style style:name="T30" style:family="text">
      <style:text-properties officeooo:rsid="00212484"/>
    </style:style>
    <style:style style:name="T31" style:family="text">
      <style:text-properties officeooo:rsid="00241525"/>
    </style:style>
    <style:style style:name="T32" style:family="text">
      <style:text-properties officeooo:rsid="0025690a"/>
    </style:style>
    <style:style style:name="T33" style:family="text">
      <style:text-properties officeooo:rsid="0026c78e"/>
    </style:style>
    <style:style style:name="T34" style:family="text">
      <style:text-properties officeooo:rsid="0027cfaa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815db"/>
    </style:style>
    <style:style style:name="T37" style:family="text">
      <style:text-properties officeooo:rsid="002b8a51"/>
    </style:style>
    <style:style style:name="T3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16pt" fo:font-style="italic" fo:font-weight="normal" officeooo:rsid="002dee10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size="16pt" officeooo:rsid="00241525" style:font-size-asian="16pt" style:font-size-complex="16pt"/>
    </style:style>
    <style:style style:name="T41" style:family="text">
      <style:text-properties fo:font-size="16pt" officeooo:rsid="00316c22" style:font-size-asian="16pt" style:font-size-complex="16pt"/>
    </style:style>
    <style:style style:name="T42" style:family="text">
      <style:text-properties fo:font-size="16pt" fo:font-style="normal" fo:font-weight="normal" officeooo:rsid="003874f6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style="normal" fo:font-weight="normal" officeooo:rsid="002dee10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size="16pt" fo:font-style="normal" fo:font-weight="normal" officeooo:rsid="005618d8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officeooo:rsid="002ca8c3"/>
    </style:style>
    <style:style style:name="T46" style:family="text">
      <style:text-properties officeooo:rsid="0050308a"/>
    </style:style>
    <style:style style:name="T47" style:family="text">
      <style:text-properties fo:font-style="normal" officeooo:rsid="0056934f" style:font-style-asian="normal" style:font-style-complex="normal"/>
    </style:style>
    <style:style style:name="T48" style:family="text">
      <style:text-properties officeooo:rsid="005618d8"/>
    </style:style>
    <style:style style:name="T49" style:family="text">
      <style:text-properties officeooo:rsid="0059038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M32H735G<text:span text:style-name="T16">_DK</text:span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519_1091873253" text:style-name="Index_20_Link" text:visited-style-name="Index_20_Link"><text:s/>1 Code deployment.<text:tab/>2</text:a></text:p>
          <text:p text:style-name="P9"><text:a xlink:type="simple" xlink:href="#__RefHeading___Toc521_1091873253%20Copy%201" text:style-name="Index_20_Link" text:visited-style-name="Index_20_Link"><text:s/>1.1 Fedora system setup.<text:tab/>2</text:a></text:p>
          <text:p text:style-name="P9"><text:a xlink:type="simple" xlink:href="#__RefHeading___Toc535_1091873253" text:style-name="Index_20_Link" text:visited-style-name="Index_20_Link"><text:s/>1.2 Build Makefile.<text:tab/>2</text:a></text:p>
          <text:p text:style-name="P9"><text:a xlink:type="simple" xlink:href="#__RefHeading___Toc545_1091873253" text:style-name="Index_20_Link" text:visited-style-name="Index_20_Link"><text:s/>1.3 Compile.<text:tab/>2</text:a></text:p>
          <text:p text:style-name="P9"><text:a xlink:type="simple" xlink:href="#__RefHeading___Toc551_1091873253" text:style-name="Index_20_Link" text:visited-style-name="Index_20_Link"><text:s/>1.4 Chip burning.<text:tab/>2</text:a></text:p>
          <text:p text:style-name="P8"><text:a xlink:type="simple" xlink:href="#__RefHeading___Toc569_1091873253" text:style-name="Index_20_Link" text:visited-style-name="Index_20_Link"><text:s/>2 Makefile.<text:tab/>3</text:a></text:p>
          <text:p text:style-name="P9"><text:a xlink:type="simple" xlink:href="#__RefHeading___Toc571_1091873253" text:style-name="Index_20_Link" text:visited-style-name="Index_20_Link"><text:s/>2.1 Makefile generating code.<text:tab/>3</text:a></text:p>
          <text:p text:style-name="P8"><text:a xlink:type="simple" xlink:href="#__RefHeading___Toc591_1091873253" text:style-name="Index_20_Link" text:visited-style-name="Index_20_Link"><text:s/>3 Directories structure.<text:tab/>4</text:a></text:p>
          <text:p text:style-name="P9"><text:a xlink:type="simple" xlink:href="#__RefHeading___Toc840_1091873253" text:style-name="Index_20_Link" text:visited-style-name="Index_20_Link"><text:s/>3.1 Layout.<text:tab/>4</text:a></text:p>
          <text:p text:style-name="P8"><text:a xlink:type="simple" xlink:href="#__RefHeading___Toc607_1091873253" text:style-name="Index_20_Link" text:visited-style-name="Index_20_Link"><text:s/>4 Coding conventions.<text:tab/>4</text:a></text:p>
          <text:p text:style-name="P9"><text:a xlink:type="simple" xlink:href="#__RefHeading___Toc609_1091873253" text:style-name="Index_20_Link" text:visited-style-name="Index_20_Link"><text:s/>4.1 Naming conventions.<text:tab/>4</text:a></text:p>
          <text:p text:style-name="P9"><text:a xlink:type="simple" xlink:href="#__RefHeading___Toc609_1091873253%20Copy%201" text:style-name="Index_20_Link" text:visited-style-name="Index_20_Link"><text:s/>4.2 Asserts.<text:tab/>5</text:a></text:p>
          <text:p text:style-name="P9"><text:a xlink:type="simple" xlink:href="#__RefHeading___Toc639_1091873253" text:style-name="Index_20_Link" text:visited-style-name="Index_20_Link"><text:s/>4.3 Switch<text:span text:style-name="T1"> </text:span>cases<text:span text:style-name="T1">.</text:span><text:tab/>5</text:a></text:p>
          <text:p text:style-name="P9"><text:a xlink:type="simple" xlink:href="#__RefHeading___Toc639_1091873253%20Copy%201" text:style-name="Index_20_Link" text:visited-style-name="Index_20_Link"><text:s/>4.4 Inheritance<text:span text:style-name="T1">.</text:span><text:tab/>5</text:a></text:p>
        </text:index-body>
      </text:table-of-content>
      <text:p text:style-name="P1"/>
      <text:p text:style-name="P1"/>
      <text:h text:style-name="P10" text:outline-level="1"><text:bookmark-start text:name="__RefHeading___Toc519_1091873253"/><text:span text:style-name="T19">C</text:span><text:span text:style-name="T18">ode deployment</text:span><text:span text:style-name="T35">.</text:span><text:bookmark-end text:name="__RefHeading___Toc519_1091873253"/></text:h>
      <text:h text:style-name="P14" text:outline-level="2"><text:bookmark-start text:name="__RefHeading___Toc521_1091873253 Copy 1"/><text:span text:style-name="T17">Fedora system setup</text:span>.<text:bookmark-end text:name="__RefHeading___Toc521_1091873253 Copy 1"/></text:h>
      <text:h text:style-name="P25" text:outline-level="3"><text:bookmark-start text:name="__RefHeading___Toc523_1091873253 Copy 2"/>‘<text:span text:style-name="T1">dnf install openocd’</text:span><text:bookmark-end text:name="__RefHeading___Toc523_1091873253 Copy 2"/></text:h>
      <text:h text:style-name="P26" text:outline-level="3"><text:span text:style-name="T17">‘</text:span><text:span text:style-name="T2">dnf install telnet</text:span><text:span text:style-name="T17">’</text:span></text:h>
      <text:h text:style-name="P27" text:outline-level="3"><text:span text:style-name="T17">‘</text:span><text:span text:style-name="T2">dnf install g++</text:span><text:span text:style-name="T17">’</text:span></text:h>
      <text:h text:style-name="P27" text:outline-level="3"><text:span text:style-name="T17">‘</text:span><text:span text:style-name="T2">dnf install arm-none-eabi-gcc-cs</text:span><text:span text:style-name="T17">’</text:span></text:h>
      <text:h text:style-name="P27" text:outline-level="3"><text:span text:style-name="T17">‘</text:span><text:span text:style-name="T2">dnf install arm-none-eabi-gcc-cs-c++</text:span><text:span text:style-name="T17">’</text:span></text:h>
      <text:h text:style-name="P27" text:outline-level="3"><text:span text:style-name="T17">‘</text:span><text:span text:style-name="T2">dnf install arm-none-eabi-</text:span><text:span text:style-name="T3">newlib</text:span><text:span text:style-name="T17">’</text:span></text:h>
      <text:h text:style-name="P46" text:outline-level="3" text:is-list-header="true"/>
      <text:h text:style-name="P20" text:outline-level="2"><text:bookmark-start text:name="__RefHeading___Toc535_1091873253"/><text:span text:style-name="T25">Build Makefile</text:span>.<text:bookmark-end text:name="__RefHeading___Toc535_1091873253"/></text:h>
      <text:h text:style-name="P28" text:outline-level="3"><text:bookmark-start text:name="__RefHeading___Toc523_1091873253 Copy 2 Copy 1"/><text:span text:style-name="T25">Run after downloading code from </text:span><text:span text:style-name="T27">a terminal at ‘</text:span><text:span text:style-name="T25">STM32H735G_DK’:</text:span><text:bookmark-end text:name="__RefHeading___Toc523_1091873253 Copy 2 Copy 1"/></text:h>
      <text:h text:style-name="P48" text:outline-level="4"><text:span text:style-name="T25">‘</text:span><text:span text:style-name="T3">chmod +x make/*.sh</text:span><text:span text:style-name="T25">’</text:span></text:h>
      <text:h text:style-name="P28" text:outline-level="3"><text:span text:style-name="T25">Run </text:span><text:span text:style-name="T30">each time </text:span><text:span text:style-name="T25">after adding / removing / moving source files from </text:span><text:span text:style-name="T27">a terminal at ‘</text:span><text:span text:style-name="T25">STM32H735G_DK’:</text:span></text:h>
      <text:h text:style-name="P49" text:outline-level="4">‘<text:span text:style-name="T1">make/build_makefile.sh targets/TOUCH_SCREEN_STM32H735.target &gt; /dev/null</text:span>’</text:h>
      <text:h text:style-name="P47" text:outline-level="3" text:is-list-header="true"/>
      <text:h text:style-name="P15" text:outline-level="2"><text:bookmark-start text:name="__RefHeading___Toc545_1091873253"/><text:span text:style-name="T26">Compile</text:span>.<text:bookmark-end text:name="__RefHeading___Toc545_1091873253"/></text:h>
      <text:h text:style-name="P29" text:outline-level="3"><text:span text:style-name="T25">Run from </text:span><text:span text:style-name="T27">a terminal at ‘</text:span><text:span text:style-name="T25">STM32H735G_DK/</text:span><text:span text:style-name="T26">bin’:</text:span></text:h>
      <text:h text:style-name="P30" text:outline-level="3"><text:span text:style-name="T25">‘</text:span><text:span text:style-name="T4">make -j8</text:span><text:span text:style-name="T25">’</text:span></text:h>
      <text:h text:style-name="P4" text:outline-level="2"/>
      <text:h text:style-name="P16" text:outline-level="2"><text:bookmark-start text:name="__RefHeading___Toc551_1091873253"/><text:soft-page-break/><text:span text:style-name="T30">Chip burning</text:span>.<text:bookmark-end text:name="__RefHeading___Toc551_1091873253"/></text:h>
      <text:h text:style-name="P31" text:outline-level="3"><text:span text:style-name="T25">Run after </text:span><text:span text:style-name="T28">connecting discovery board through the USB connection from a terminal at</text:span><text:span text:style-name="T27"> ‘</text:span><text:span text:style-name="T25">STM32H735G_DK/</text:span><text:span text:style-name="T28">openocd</text:span><text:span text:style-name="T26">’:</text:span></text:h>
      <text:h text:style-name="P50" text:outline-level="4">‘<text:span text:style-name="T5">openocd</text:span><text:span text:style-name="T28">’</text:span></text:h>
      <text:h text:style-name="P32" text:outline-level="3"><text:span text:style-name="T25">Run</text:span><text:span text:style-name="T28"> from any other terminal:</text:span></text:h>
      <text:h text:style-name="P50" text:outline-level="4">‘<text:span text:style-name="T5">telnet localhost 4444</text:span><text:span text:style-name="T28">’</text:span></text:h>
      <text:h text:style-name="P51" text:outline-level="4">‘<text:span text:style-name="T5">reset init</text:span><text:span text:style-name="T28">’</text:span></text:h>
      <text:h text:style-name="P51" text:outline-level="4">‘<text:span text:style-name="T5">flash erase_sector 0 0 last</text:span><text:span text:style-name="T28">’ </text:span></text:h>
      <text:h text:style-name="P51" text:outline-level="4">‘<text:span text:style-name="T5">flash write_bank 0 </text:span><text:span text:style-name="T15">path2root</text:span><text:span text:style-name="T14">/</text:span><text:span text:style-name="T5">STM32H735</text:span><text:span text:style-name="T6">G_DK</text:span><text:span text:style-name="T5">/bin/touch_screen_stm32h735_debug.bin</text:span><text:span text:style-name="T28">’</text:span><text:span text:style-name="T29">.</text:span></text:h>
      <text:h text:style-name="P51" text:outline-level="4">‘<text:span text:style-name="T6">reset</text:span><text:span text:style-name="T29">’</text:span></text:h>
      <text:h text:style-name="P19" text:outline-level="2"><text:bookmark-start text:name="__RefHeading___Toc551_1091873253 Copy 1"/><text:span text:style-name="T47">Demo</text:span>.<text:bookmark-end text:name="__RefHeading___Toc551_1091873253 Copy 1"/></text:h>
      <text:h text:style-name="P45" text:outline-level="3">The demo application uses leds, sdram, lcd, and touch screen. After burning the demo, <text:span text:style-name="T49">you can follow a single, or double touches on the lcd screen. In case of triple touch, the code asserts (for demonstrating the assert mechanism).</text:span></text:h>
      <text:h text:style-name="P11" text:outline-level="1"><text:bookmark-start text:name="__RefHeading___Toc569_1091873253"/><text:span text:style-name="T20">Makefile</text:span><text:span text:style-name="T35">.</text:span><text:bookmark-end text:name="__RefHeading___Toc569_1091873253"/></text:h>
      <text:h text:style-name="P17" text:outline-level="2"><text:bookmark-start text:name="__RefHeading___Toc571_1091873253"/><text:span text:style-name="T31">Makefile generating code</text:span>.<text:bookmark-end text:name="__RefHeading___Toc571_1091873253"/></text:h>
      <text:h text:style-name="P33" text:outline-level="3"><text:bookmark-start text:name="__RefHeading___Toc573_1091873253 Copy 1 Copy 1"/><text:span text:style-name="T31">Directory ‘</text:span><text:span text:style-name="T11">make</text:span><text:span text:style-name="T31">’ holds the makefile generating code, and scripts. That code is not documented.</text:span><text:bookmark-end text:name="__RefHeading___Toc573_1091873253 Copy 1 Copy 1"/></text:h>
      <text:h text:style-name="P36" text:outline-level="3">Code is divided to libraries, and modules.</text:h>
      <text:h text:style-name="P34" text:outline-level="3"><text:span text:style-name="T31">A library directory holds a file named ‘</text:span><text:span text:style-name="T11">library.params</text:span><text:span text:style-name="T31">’.</text:span></text:h>
      <text:h text:style-name="P34" text:outline-level="3"><text:span text:style-name="T31">A module directory holds a file name ‘</text:span><text:span text:style-name="T11">files.make</text:span><text:span text:style-name="T31">’.</text:span></text:h>
      <text:h text:style-name="P34" text:outline-level="3"><text:span text:style-name="T31">The only exception is the </text:span><text:span text:style-name="T11">main</text:span><text:span text:style-name="T31"> directory, which is both a library, and a module. It is also a module that receives the list of active modules (using the compiler -D option for params definition).</text:span></text:h>
      <text:h text:style-name="P36" text:outline-level="3">When adding a file to repository, you must add it to the ‘files.make’ list.</text:h>
      <text:h text:style-name="P36" text:outline-level="3">When adding a directory to the tree, you must add it also in the parent module / library.</text:h>
      <text:h text:style-name="P34" text:outline-level="3"><text:span text:style-name="T32">Common compiler directives are to be found in ‘</text:span><text:span text:style-name="T7">target/XXX.compiler</text:span><text:span text:style-name="T32">’</text:span><text:span text:style-name="T31">. </text:span><text:span text:style-name="T32">(One such parameter is ‘-D ASSERT_LEVEL_ACTIVE=0x30U’ </text:span><text:span text:style-name="T33">in ‘target/ARM_GPP_DEBUG.compiler’).</text:span></text:h>
      <text:h text:style-name="P34" text:outline-level="3"><text:span text:style-name="T33">The code generates a single ‘</text:span><text:span text:style-name="T8">Makefile</text:span><text:span text:style-name="T33">’ at ‘</text:span><text:span text:style-name="T5">STM32H735</text:span><text:span text:style-name="T6">G_DK</text:span><text:span text:style-name="T5">/bin‘</text:span><text:span text:style-name="T31">. </text:span><text:span text:style-name="T33">This makefile is mostly parallel, so we can use the ‘</text:span><text:span text:style-name="T8">make -jx</text:span><text:span text:style-name="T33">’ command effectively.</text:span></text:h>
      <text:h text:style-name="P6" text:outline-level="2"/>
      <text:h text:style-name="P12" text:outline-level="1"><text:bookmark-start text:name="__RefHeading___Toc591_1091873253"/><text:soft-page-break/><text:span text:style-name="T22">Directories structure</text:span><text:span text:style-name="T35">.</text:span><text:bookmark-end text:name="__RefHeading___Toc591_1091873253"/></text:h>
      <text:h text:style-name="P21" text:outline-level="2"><text:bookmark-start text:name="__RefHeading___Toc840_1091873253"/><text:span text:style-name="T40">L</text:span><text:span text:style-name="T41">ayout.</text:span><text:bookmark-end text:name="__RefHeading___Toc840_1091873253"/></text:h>
      <text:h text:style-name="P37" text:outline-level="3"><text:span text:style-name="T36">All source directories come under ‘</text:span><text:span text:style-name="T9">src</text:span><text:span text:style-name="T36">’ path.</text:span></text:h>
      <text:h text:style-name="P37" text:outline-level="3"><text:bookmark-start text:name="__RefHeading___Toc595_1091873253 Copy 1"/><text:span text:style-name="T33">Directory ‘</text:span><text:span text:style-name="T9">src</text:span><text:span text:style-name="T36">/</text:span><text:span text:style-name="T8">COMMON</text:span><text:span text:style-name="T33">’ holds the common files </text:span><text:span text:style-name="T36">libraries</text:span>. <text:span text:style-name="T33">These are the files that are platform independent, and application independent.</text:span><text:bookmark-end text:name="__RefHeading___Toc595_1091873253 Copy 1"/></text:h>
      <text:h text:style-name="P40" text:outline-level="3"><text:bookmark-start text:name="__RefHeading___Toc597_1091873253 Copy 1"/>Directory ‘<text:span text:style-name="T1">src/PHYSICAL</text:span>’ holds the chip specific libraries. As an example, we have the ‘<text:span text:style-name="T1">src/PHYSICAL/STM32H735</text:span>’ library for the STM32H735 chip. Here you can find mostly registers related code.<text:bookmark-end text:name="__RefHeading___Toc597_1091873253 Copy 1"/></text:h>
      <text:h text:style-name="P35" text:outline-level="3"><text:span text:style-name="T36">Directory ‘src/PLATFORM’ holds the platform specific libraries. As an example, we have the ‘</text:span><text:span text:style-name="T9">src/PLATFORM/DISCOVERY_735G</text:span><text:span text:style-name="T36">’ library for the STM32H735G-DK board. Here you can find mostly actual gpio related implementations.</text:span></text:h>
      <text:h text:style-name="P35" text:outline-level="3"><text:span text:style-name="T36">Directory ‘</text:span><text:span text:style-name="T9">src/APPLICATION</text:span><text:span text:style-name="T36">’ holds the actual applications related code.</text:span></text:h>
      <text:h text:style-name="P35" text:outline-level="3"><text:span text:style-name="T36">As a simple example, consider the I2C objects</text:span><text:span text:style-name="T33">. ‘</text:span><text:span text:style-name="T9">I2cMaster</text:span><text:span text:style-name="T36">’ is a ‘</text:span><text:span text:style-name="T9">COMMON</text:span><text:span text:style-name="T36">’ member, mostly for defining the interface. ‘</text:span><text:span text:style-name="T9">H735I2cMaster</text:span><text:span text:style-name="T36">’ is a ‘</text:span><text:span text:style-name="T9">PHYSICAL</text:span><text:span text:style-name="T36">’ member, implementing the interface. ‘</text:span><text:span text:style-name="T9">Disc735I2cMaster4</text:span><text:span text:style-name="T36">’ is a ‘</text:span><text:span text:style-name="T9">PLATFORM</text:span><text:span text:style-name="T36">’ member, which initializes the i2c gpios for i2c4.</text:span></text:h>
      <text:h text:style-name="P35" text:outline-level="3"><text:span text:style-name="T36">Libraries usually have a ‘</text:span><text:span text:style-name="T9">redirect</text:span><text:span text:style-name="T36">’ path, for ease of use. We use the typedef directive for the chip dependent, and platform dependent files. A chip depended is prefixed by ‘</text:span><text:span text:style-name="T9">Physical</text:span><text:span text:style-name="T36">’ (i.e. the ‘</text:span><text:span text:style-name="T9">H735I2cMaster</text:span><text:span text:style-name="T36">’ file adds a typedef directive to ‘</text:span><text:span text:style-name="T9">PhysicalI2cMaster</text:span><text:span text:style-name="T36">’, and redirected by ‘</text:span><text:span text:style-name="T9">PhysicalI2cMaster.h</text:span><text:span text:style-name="T36">’ in the redirect path). For platforms dependent code we employ the ‘</text:span><text:span text:style-name="T9">Platform</text:span><text:span text:style-name="T36">’ prefix.</text:span><text:span text:style-name="T31"> </text:span></text:h>
      <text:p text:style-name="P3"/>
      <text:h text:style-name="P13" text:outline-level="1"><text:bookmark-start text:name="__RefHeading___Toc607_1091873253"/><text:span text:style-name="T21">Coding conventions</text:span>.<text:bookmark-end text:name="__RefHeading___Toc607_1091873253"/></text:h>
      <text:h text:style-name="P18" text:outline-level="2"><text:bookmark-start text:name="__RefHeading___Toc609_1091873253"/><text:span text:style-name="T34">Naming conventions</text:span>.<text:bookmark-end text:name="__RefHeading___Toc609_1091873253"/></text:h>
      <text:h text:style-name="P38" text:outline-level="3"><text:span text:style-name="T37">For objects</text:span><text:span text:style-name="T34"> (class, struct, enum, typedef), </text:span><text:span text:style-name="T37">we use a capital letter heading each word (followed by lower case). For example – ‘</text:span><text:span text:style-name="T10">ModuleManager</text:span><text:span text:style-name="T37">’.</text:span></text:h>
      <text:h text:style-name="P38" text:outline-level="3"><text:span text:style-name="T37">Each file holds a single object. The filename is the same as the object name. (So the filename for the ‘</text:span><text:span text:style-name="T10">ModuleManager’ object is ‘ ModuleManager.h’).</text:span></text:h>
      <text:h text:style-name="P41" text:outline-level="3">C++ implementations filenames are terminated by ‘.cc’.</text:h>
      <text:h text:style-name="P38" text:outline-level="3"><text:span text:style-name="T46">A</text:span><text:span text:style-name="T37">ssembler implementations filenames are terminated by ‘.a’.</text:span></text:h>
      <text:h text:style-name="P38" text:outline-level="3"><text:bookmark-start text:name="__RefHeading___Toc619_1091873253 Copy 1"/><text:span text:style-name="T45">Defined directives are all capital (such as ‘</text:span><text:span text:style-name="T12">ASSERT_CRITICAL</text:span><text:span text:style-name="T45">’).</text:span><text:bookmark-end text:name="__RefHeading___Toc619_1091873253 Copy 1"/></text:h>
      <text:h text:style-name="P38" text:outline-level="3"><text:span text:style-name="T45">Variables are all lower case (such as ‘</text:span><text:span text:style-name="T12">range_start</text:span><text:span text:style-name="T45">’).</text:span></text:h>
      <text:h text:style-name="P38" text:outline-level="3"><text:span text:style-name="T45">Class member variables are prefixed by ‘</text:span><text:span text:style-name="T12">m_</text:span><text:span text:style-name="T45">’ (such as ‘</text:span><text:span text:style-name="T12">m_flash_manager</text:span><text:span text:style-name="T45">’).</text:span></text:h>
      <text:h text:style-name="P38" text:outline-level="3"><text:span text:style-name="T45">Class global variables are prefixed by ‘</text:span><text:span text:style-name="T12">g_</text:span><text:span text:style-name="T45">’ (Such as ‘</text:span><text:span text:style-name="T12">g_ticks_count</text:span><text:span text:style-name="T45">’).</text:span></text:h>
      <text:h text:style-name="P38" text:outline-level="3"><text:span text:style-name="T45">Method, and function names are a lower cased word, followed by capital headed word (such as ‘</text:span><text:span text:style-name="T12">getClockControl</text:span><text:span text:style-name="T45">’).</text:span></text:h>
      <text:h text:style-name="P7" text:outline-level="2"><text:bookmark-start text:name="__RefHeading___Toc627_1091873253"/><text:bookmark-end text:name="__RefHeading___Toc627_1091873253"/></text:h>
      <text:h text:style-name="P22" text:outline-level="2"><text:bookmark-start text:name="__RefHeading___Toc609_1091873253 Copy 1"/><text:soft-page-break/><text:span text:style-name="T42">Asserts</text:span><text:span text:style-name="T23">.</text:span><text:bookmark-end text:name="__RefHeading___Toc609_1091873253 Copy 1"/></text:h>
      <text:h text:style-name="P42" text:outline-level="3">‘ASSERT_TEMP’ – used during development for bug hunting. Should not be present in the code.</text:h>
      <text:h text:style-name="P42" text:outline-level="3">‘ASSERT_DEV’ – used for testing any assumption that is always valid on wakeup (such as offset of a variable in a register structure).</text:h>
      <text:h text:style-name="P42" text:outline-level="3">‘ASSERT_TEST’ – used for testing any state that may happen according to user actions, but would not cause an erroneous system behavior. It may still cause a system crash, such as a NULL pointer access. </text:h>
      <text:h text:style-name="P42" text:outline-level="3">‘ASSERT_CRITICAL’ – used for identifying any possibly erroneous behavior. (an example would be unhandled case in a switch clause).</text:h>
      <text:h text:style-name="P39" text:outline-level="3" text:is-list-header="true"/>
      <text:h text:style-name="P23" text:outline-level="2"><text:bookmark-start text:name="__RefHeading___Toc639_1091873253"/><text:span text:style-name="T43">Switch</text:span><text:span text:style-name="T39"> </text:span><text:span text:style-name="T43">cases</text:span><text:span text:style-name="T38">.</text:span><text:bookmark-end text:name="__RefHeading___Toc639_1091873253"/></text:h>
      <text:h text:style-name="P43" text:outline-level="3">When possible, use explicit case for each possible value, so that the compiler would issue a warning on any new (missing) case.</text:h>
      <text:h text:style-name="P24" text:outline-level="2"><text:bookmark-start text:name="__RefHeading___Toc639_1091873253 Copy 1"/><text:span text:style-name="T44">Inheritance</text:span><text:span text:style-name="T38">.</text:span><text:bookmark-end text:name="__RefHeading___Toc639_1091873253 Copy 1"/></text:h>
      <text:h text:style-name="P44" text:outline-level="3"><text:span text:style-name="T48">This code prohibits multiple inheritance</text:span>.</text:h>
      <text:h text:style-name="P44" text:outline-level="3"><text:span text:style-name="T48">Only exception is the module managers, that may implement multiple pure virtual interfaces</text:span>.</text:h>
      <text:p text:style-name="P5"><text:span text:style-name="T24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4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43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728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59:50.084151703</meta:creation-date>
    <meta:generator>LibreOffice/7.5.3.2$Linux_X86_64 LibreOffice_project/50$Build-2</meta:generator>
    <dc:date>2023-06-18T10:35:00.610575714</dc:date>
    <meta:editing-duration>PT7H35M5S</meta:editing-duration>
    <meta:editing-cycles>67</meta:editing-cycles>
    <meta:print-date>2023-06-18T08:59:54.691729106</meta:print-date>
    <meta:document-statistic meta:table-count="0" meta:image-count="0" meta:object-count="0" meta:page-count="5" meta:paragraph-count="84" meta:word-count="850" meta:character-count="5803" meta:non-whitespace-character-count="4947"/>
  </office:meta>
</office:document-meta>
</file>